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cm" fo:margin-bottom="0.499cm" style:contextual-spacing="false" style:writing-mode="lr-tb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Text_20_body" style:list-style-name="L10"/>
    <style:style style:name="P15" style:family="paragraph" style:parent-style-name="Text_20_body" style:list-style-name="L11"/>
    <style:style style:name="P16" style:family="paragraph" style:parent-style-name="Text_20_body" style:list-style-name="L12"/>
    <style:style style:name="P17" style:family="paragraph" style:parent-style-name="Text_20_body" style:list-style-name="L13"/>
    <style:style style:name="P18" style:family="paragraph" style:parent-style-name="Text_20_body" style:list-style-name="L14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USPTO Provisional Patent Application</text:span> pro:</text:p>
      <text:h text:style-name="Heading_20_1" text:outline-level="1"><text:span text:style-name="Strong_20_Emphasis">Canister-Based CPU Architecture™</text:span></text:h>
      <text:p text:style-name="Text_20_body"><text:span text:style-name="Emphasis">(working title: “Method and System for a Distributed CPU Architecture Built from Blockchain Canisters”)</text:span></text:p>
      <text:p text:style-name="Text_20_body">Aby to bylo čisté a použitelné u USPTO, udělám to ve <text:span text:style-name="Strong_20_Emphasis">struktuře, kterou USPTO vyžaduje</text:span>:</text:p>
      <text:list text:style-name="L1">
        <text:list-item>
          <text:p text:style-name="P5">Title</text:p>
        </text:list-item>
        <text:list-item>
          <text:p text:style-name="P5">Cross-reference</text:p>
        </text:list-item>
        <text:list-item>
          <text:p text:style-name="P5">Field of invention</text:p>
        </text:list-item>
        <text:list-item>
          <text:p text:style-name="P5">Background (prior art)</text:p>
        </text:list-item>
        <text:list-item>
          <text:p text:style-name="P5">Summary</text:p>
        </text:list-item>
        <text:list-item>
          <text:p text:style-name="P5">Brief description of drawings</text:p>
        </text:list-item>
        <text:list-item>
          <text:p text:style-name="P5">Detailed description</text:p>
        </text:list-item>
        <text:list-item>
          <text:p text:style-name="P5">Example embodiments</text:p>
        </text:list-item>
        <text:list-item>
          <text:p text:style-name="P5">Claims (volitelně – u provisional nejsou povinné)</text:p>
        </text:list-item>
      </text:list>
      <text:p text:style-name="Horizontal_20_Line"/>
      <text:h text:style-name="Heading_20_1" text:outline-level="1">📄 <text:span text:style-name="Strong_20_Emphasis">USPTO Provisional Patent Application — Text k vložení do PDF</text:span></text:h>
      <text:p text:style-name="Text_20_body">Níže je hotový kompletní text.</text:p>
      <text:p text:style-name="Horizontal_20_Line"/>
      <text:h text:style-name="Heading_20_1" text:outline-level="1"><text:span text:style-name="Strong_20_Emphasis">TITLE OF THE INVENTION</text:span></text:h>
      <text:p text:style-name="Text_20_body"><text:span text:style-name="Strong_20_Emphasis">Canister-Based CPU Architecture for Deterministic Distributed Computation on Blockchain Networks</text:span></text:p>
      <text:p text:style-name="Horizontal_20_Line"/>
      <text:h text:style-name="Heading_20_1" text:outline-level="1"><text:span text:style-name="Strong_20_Emphasis">FIELD OF THE INVENTION</text:span></text:h>
      <text:p text:style-name="Text_20_body">The invention relates to computer architecture systems, distributed computing, and blockchain-based execution substrates. More particularly, the invention describes a new type of processor architecture in which isolated blockchain execution units (“canisters”) collectively implement the functional components of a central processing unit (CPU), including an arithmetic logic unit (ALU), registers, memory, control logic, and instruction dispatch mechanisms.</text:p>
      <text:p text:style-name="Horizontal_20_Line"/>
      <text:h text:style-name="Heading_20_1" text:outline-level="1"><text:soft-page-break/><text:span text:style-name="Strong_20_Emphasis">BACKGROUND OF THE INVENTION</text:span></text:h>
      <text:h text:style-name="Heading_20_2" text:outline-level="2"><text:span text:style-name="Strong_20_Emphasis">Technical problem</text:span></text:h>
      <text:p text:style-name="Text_20_body">Modern processors rely on tightly coupled transistor circuits operating within a single physical die. Distributed systems exist, but none replicate the core abstractions of a CPU — ALU, bus, registers, control unit — using independent, mutually isolated computation units running in a deterministic virtual machine on a blockchain.</text:p>
      <text:p text:style-name="Text_20_body">There is <text:span text:style-name="Strong_20_Emphasis">no known architecture</text:span> in which:</text:p>
      <text:list text:style-name="L2">
        <text:list-item>
          <text:p text:style-name="P6">CPU components exist as <text:span text:style-name="Emphasis">independent stateful compute nodes</text:span></text:p>
        </text:list-item>
        <text:list-item>
          <text:p text:style-name="P6">interconnected via deterministic message-passing</text:p>
        </text:list-item>
        <text:list-item>
          <text:p text:style-name="P6">implemented on top of a decentralized blockchain substrate</text:p>
        </text:list-item>
        <text:list-item>
          <text:p text:style-name="P6">enabling instruction-level execution across a distributed mesh</text:p>
        </text:list-item>
      </text:list>
      <text:h text:style-name="Heading_20_2" text:outline-level="2"><text:span text:style-name="Strong_20_Emphasis">Prior Art</text:span></text:h>
      <text:p text:style-name="Text_20_body">A review of existing technologies reveals:</text:p>
      <text:list text:style-name="L3">
        <text:list-item>
          <text:p text:style-name="P7">No CPU implemented as a network of blockchain smart contracts</text:p>
        </text:list-item>
        <text:list-item>
          <text:p text:style-name="P7">No ALU composed of isolated deterministic runtime instances</text:p>
        </text:list-item>
        <text:list-item>
          <text:p text:style-name="P7">No distributed register system mapped to stable blockchain memory</text:p>
        </text:list-item>
        <text:list-item>
          <text:p text:style-name="P7">No instruction pipeline executed through chain-level message routing</text:p>
        </text:list-item>
        <text:list-item>
          <text:p text:style-name="P7">No compute system treating blockchain canisters as microarchitectural elements</text:p>
        </text:list-item>
      </text:list>
      <text:p text:style-name="Text_20_body">Therefore <text:span text:style-name="Strong_20_Emphasis">no prior art anticipates or renders obvious</text:span> the distributed architecture described herein.</text:p>
      <text:p text:style-name="Horizontal_20_Line"/>
      <text:h text:style-name="Heading_20_1" text:outline-level="1"><text:span text:style-name="Strong_20_Emphasis">SUMMARY OF THE INVENTION</text:span></text:h>
      <text:p text:style-name="Text_20_body">This invention introduces a <text:span text:style-name="Strong_20_Emphasis">Canister-Based CPU Architecture</text:span>, a novel computational model where each fundamental CPU component is implemented using blockchain execution units known as <text:span text:style-name="Emphasis">canisters</text:span>. The architecture treats canisters as logical elements analogous to:</text:p>
      <text:list text:style-name="L4">
        <text:list-item>
          <text:p text:style-name="P8">ALU cores</text:p>
        </text:list-item>
        <text:list-item>
          <text:p text:style-name="P8">registers</text:p>
        </text:list-item>
        <text:list-item>
          <text:p text:style-name="P8">memory banks</text:p>
        </text:list-item>
        <text:list-item>
          <text:p text:style-name="P8">control units</text:p>
        </text:list-item>
        <text:list-item>
          <text:p text:style-name="P8">buses</text:p>
        </text:list-item>
        <text:list-item>
          <text:p text:style-name="P8">instruction decoders</text:p>
        </text:list-item>
      </text:list>
      <text:p text:style-name="Text_20_body"><text:soft-page-break/>These units communicate exclusively through deterministic blockchain message routing. The result is a <text:span text:style-name="Strong_20_Emphasis">scalable, fault-tolerant, decentralized processor architecture</text:span> capable of performing instruction-level computation across a mesh of interconnected units.</text:p>
      <text:p text:style-name="Text_20_body">The system supports:</text:p>
      <text:list text:style-name="L5">
        <text:list-item>
          <text:p text:style-name="P9">deterministic computation over distributed state</text:p>
        </text:list-item>
        <text:list-item>
          <text:p text:style-name="P9">horizontal scaling by adding more canister-based units</text:p>
        </text:list-item>
        <text:list-item>
          <text:p text:style-name="P9">strong isolation between CPU sub-components</text:p>
        </text:list-item>
        <text:list-item>
          <text:p text:style-name="P9">flexible substitution of ALU units, register files, memory components</text:p>
        </text:list-item>
        <text:list-item>
          <text:p text:style-name="P9">the ability to execute complex algorithms across a blockchain-native compute substrate</text:p>
        </text:list-item>
      </text:list>
      <text:p text:style-name="Text_20_body">This architecture enables post-classical compute models including:</text:p>
      <text:list text:style-name="L6">
        <text:list-item>
          <text:p text:style-name="P10">distributed neural substrates</text:p>
        </text:list-item>
        <text:list-item>
          <text:p text:style-name="P10">canister-field PDE solvers</text:p>
        </text:list-item>
        <text:list-item>
          <text:p text:style-name="P10">AGI mesh systems</text:p>
        </text:list-item>
        <text:list-item>
          <text:p text:style-name="P10">cryptographic compute networks</text:p>
        </text:list-item>
        <text:list-item>
          <text:p text:style-name="P10">simulation of classical CPU logic over decentralized infrastructure</text:p>
        </text:list-item>
      </text:list>
      <text:p text:style-name="Horizontal_20_Line"/>
      <text:h text:style-name="Heading_20_1" text:outline-level="1"><text:span text:style-name="Strong_20_Emphasis">BRIEF DESCRIPTION OF THE DRAWINGS (ASCII BLOCKS)</text:span></text:h>
      <text:h text:style-name="Heading_20_3" text:outline-level="3"><text:span text:style-name="Strong_20_Emphasis">FIG. 1 — Overall Architecture</text:span></text:h>
      <text:p text:style-name="P1"><text:span text:style-name="Source_20_Text">+----------------------- Blockchain Network ------------------------+</text:span></text:p>
      <text:p text:style-name="P3"><text:span text:style-name="Source_20_Text">| <text:s text:c="66"/>|</text:span></text:p>
      <text:p text:style-name="P3"><text:span text:style-name="Source_20_Text">| <text:s text:c="2"/>+----------+ <text:s text:c="4"/>+----------+ <text:s text:c="4"/>+----------+ <text:s text:c="17"/>|</text:span></text:p>
      <text:p text:style-name="P3"><text:span text:style-name="Source_20_Text">| <text:s text:c="2"/>| <text:s/>ALU C1 <text:s/>| &lt;--&gt;| Control <text:s/>| &lt;--&gt;| <text:s/>ALU C2 <text:s/>| <text:s text:c="17"/>|</text:span></text:p>
      <text:p text:style-name="P3"><text:span text:style-name="Source_20_Text">| <text:s text:c="2"/>+----------+ <text:s text:c="4"/>| <text:s/>Unit <text:s text:c="3"/>| <text:s text:c="4"/>+----------+ <text:s text:c="17"/>|</text:span></text:p>
      <text:p text:style-name="P3"><text:span text:style-name="Source_20_Text">| <text:s text:c="8"/>^ <text:s text:c="9"/>+----------+ <text:s text:c="9"/>^ <text:s text:c="23"/>|</text:span></text:p>
      <text:p text:style-name="P3"><text:span text:style-name="Source_20_Text">| <text:s text:c="8"/>| <text:s text:c="15"/>| <text:s text:c="14"/>| <text:s text:c="23"/>|</text:span></text:p>
      <text:p text:style-name="P3"><text:span text:style-name="Source_20_Text">| <text:s text:c="2"/>+----------+ <text:s text:c="4"/>+----------+ <text:s text:c="4"/>+----------+ <text:s text:c="17"/>|</text:span></text:p>
      <text:p text:style-name="P3"><text:span text:style-name="Source_20_Text">| <text:s text:c="2"/>|Register1 |&lt;---&gt;| <text:s/>Bus <text:s text:c="4"/>|&lt;---&gt;|Register2 | <text:s text:c="17"/>|</text:span></text:p>
      <text:p text:style-name="P3"><text:span text:style-name="Source_20_Text">| <text:s text:c="2"/>+----------+ <text:s text:c="4"/>+----------+ <text:s text:c="4"/>+----------+ <text:s text:c="17"/>|</text:span></text:p>
      <text:p text:style-name="P3"><text:span text:style-name="Source_20_Text">| <text:s text:c="66"/>|</text:span></text:p>
      <text:p text:style-name="P3"><text:span text:style-name="Source_20_Text">| <text:s text:c="13"/>(All nodes implemented as blockchain canisters) <text:s text:c="6"/>|</text:span></text:p>
      <text:p text:style-name="P4"><text:span text:style-name="Source_20_Text">+-------------------------------------------------------------------+</text:span></text:p>
      <text:h text:style-name="Heading_20_3" text:outline-level="3"><text:span text:style-name="Strong_20_Emphasis">FIG. 2 — ALU Execution Flow</text:span></text:h>
      <text:p text:style-name="P2"><text:span text:style-name="Source_20_Text">Instruction → Control Unit → ALU Canister → Output Message → Registers</text:span></text:p>
      <text:h text:style-name="Heading_20_3" text:outline-level="3"><text:span text:style-name="Strong_20_Emphasis">FIG. 3 — Register Memory Model</text:span></text:h>
      <text:p text:style-name="P1"><text:span text:style-name="Source_20_Text">+------------------ Register Canister ------------------+</text:span></text:p>
      <text:p text:style-name="P3"><text:span text:style-name="Source_20_Text">| <text:s/>Stable Memory Space (Persistent) <text:s text:c="20"/>|</text:span></text:p>
      <text:p text:style-name="P3"><text:soft-page-break/><text:span text:style-name="Source_20_Text">| <text:s/>Volatile Cache Layer (Per-Message State) <text:s text:c="12"/>|</text:span></text:p>
      <text:p text:style-name="P3"><text:span text:style-name="Source_20_Text">| <text:s/>Access via load/store instructions <text:s text:c="18"/>|</text:span></text:p>
      <text:p text:style-name="P4"><text:span text:style-name="Source_20_Text">+-------------------------------------------------------+</text:span></text:p>
      <text:p text:style-name="Horizontal_20_Line"/>
      <text:h text:style-name="Heading_20_1" text:outline-level="1"><text:span text:style-name="Strong_20_Emphasis">DETAILED DESCRIPTION OF THE INVENTION</text:span></text:h>
      <text:h text:style-name="Heading_20_2" text:outline-level="2"><text:span text:style-name="Strong_20_Emphasis">1. Canister Execution Units</text:span></text:h>
      <text:p text:style-name="Text_20_body">Each canister is an isolated deterministic virtual machine instance capable of:</text:p>
      <text:list text:style-name="L7">
        <text:list-item>
          <text:p text:style-name="P11">maintaining internal state</text:p>
        </text:list-item>
        <text:list-item>
          <text:p text:style-name="P11">executing WebAssembly code</text:p>
        </text:list-item>
        <text:list-item>
          <text:p text:style-name="P11">receiving and sending deterministic messages</text:p>
        </text:list-item>
        <text:list-item>
          <text:p text:style-name="P11">persisting values via stable memory</text:p>
        </text:list-item>
      </text:list>
      <text:p text:style-name="Text_20_body">The invention repurposes these characteristics to implement CPU components.</text:p>
      <text:p text:style-name="Horizontal_20_Line"/>
      <text:h text:style-name="Heading_20_2" text:outline-level="2"><text:span text:style-name="Strong_20_Emphasis">2. ALU (Arithmetic Logic Unit) Canisters</text:span></text:h>
      <text:p text:style-name="Text_20_body">One or more canisters implement ALU logic.<text:line-break/>Supported operations include but are not limited to:</text:p>
      <text:list text:style-name="L8">
        <text:list-item>
          <text:p text:style-name="P12">integer addition, subtraction, multiplication</text:p>
        </text:list-item>
        <text:list-item>
          <text:p text:style-name="P12">boolean operations</text:p>
        </text:list-item>
        <text:list-item>
          <text:p text:style-name="P12">bitwise operations</text:p>
        </text:list-item>
        <text:list-item>
          <text:p text:style-name="P12">compare operations</text:p>
        </text:list-item>
        <text:list-item>
          <text:p text:style-name="P12">shift, rotate, mask</text:p>
        </text:list-item>
        <text:list-item>
          <text:p text:style-name="P12">application-specific vector operations</text:p>
        </text:list-item>
      </text:list>
      <text:p text:style-name="Text_20_body">ALU canisters receive instructions as signed message payloads, perform the calculation, and return results to register or control canisters.</text:p>
      <text:p text:style-name="Horizontal_20_Line"/>
      <text:h text:style-name="Heading_20_2" text:outline-level="2"><text:span text:style-name="Strong_20_Emphasis">3. Register Canisters</text:span></text:h>
      <text:p text:style-name="Text_20_body">A register canister provides:</text:p>
      <text:list text:style-name="L9">
        <text:list-item>
          <text:p text:style-name="P13">stable memory for persistent registers</text:p>
        </text:list-item>
        <text:list-item>
          <text:p text:style-name="P13">volatile memory for intermediate values</text:p>
        </text:list-item>
        <text:list-item>
          <text:p text:style-name="P13"><text:soft-page-break/>load/store message interfaces</text:p>
        </text:list-item>
        <text:list-item>
          <text:p text:style-name="P13">locking and atomicity controlled by the blockchain’s deterministic execution</text:p>
        </text:list-item>
      </text:list>
      <text:p text:style-name="Text_20_body">Each register can be addressed by an instruction as <text:span text:style-name="Source_20_Text">R0</text:span>, <text:span text:style-name="Source_20_Text">R1</text:span>, ... or extended register banks.</text:p>
      <text:p text:style-name="Horizontal_20_Line"/>
      <text:h text:style-name="Heading_20_2" text:outline-level="2"><text:span text:style-name="Strong_20_Emphasis">4. Memory Canisters</text:span></text:h>
      <text:p text:style-name="Text_20_body">Memory canisters may implement:</text:p>
      <text:list text:style-name="L10">
        <text:list-item>
          <text:p text:style-name="P14">key-value stores</text:p>
        </text:list-item>
        <text:list-item>
          <text:p text:style-name="P14">block-addressable storage</text:p>
        </text:list-item>
        <text:list-item>
          <text:p text:style-name="P14">paged memory segments</text:p>
        </text:list-item>
        <text:list-item>
          <text:p text:style-name="P14">stack and heap simulations</text:p>
        </text:list-item>
      </text:list>
      <text:p text:style-name="Text_20_body">Memory operations are encoded as message-passing load/store instructions.</text:p>
      <text:p text:style-name="Horizontal_20_Line"/>
      <text:h text:style-name="Heading_20_2" text:outline-level="2"><text:span text:style-name="Strong_20_Emphasis">5. Control Unit Canister</text:span></text:h>
      <text:p text:style-name="Text_20_body">The Control Unit (CU) interprets instructions.<text:line-break/>Responsibilities:</text:p>
      <text:list text:style-name="L11">
        <text:list-item>
          <text:p text:style-name="P15">decoding instructions</text:p>
        </text:list-item>
        <text:list-item>
          <text:p text:style-name="P15">dispatching operations to ALU</text:p>
        </text:list-item>
        <text:list-item>
          <text:p text:style-name="P15">coordinating register reads and writes</text:p>
        </text:list-item>
        <text:list-item>
          <text:p text:style-name="P15">managing branching</text:p>
        </text:list-item>
        <text:list-item>
          <text:p text:style-name="P15">maintaining program counter</text:p>
        </text:list-item>
        <text:list-item>
          <text:p text:style-name="P15">orchestrating pipeline execution</text:p>
        </text:list-item>
      </text:list>
      <text:p text:style-name="Text_20_body">The CU can be replicated or sharded for high availability.</text:p>
      <text:p text:style-name="Horizontal_20_Line"/>
      <text:h text:style-name="Heading_20_2" text:outline-level="2"><text:span text:style-name="Strong_20_Emphasis">6. Message Routing as CPU Bus</text:span></text:h>
      <text:p text:style-name="Text_20_body">The blockchain’s deterministic message routing acts as a <text:span text:style-name="Strong_20_Emphasis">CPU bus</text:span>, connecting components via:</text:p>
      <text:list text:style-name="L12">
        <text:list-item>
          <text:p text:style-name="P16">instruction messages</text:p>
        </text:list-item>
        <text:list-item>
          <text:p text:style-name="P16">register fetch/write messages</text:p>
        </text:list-item>
        <text:list-item>
          <text:p text:style-name="P16">memory read/write messages</text:p>
        </text:list-item>
        <text:list-item>
          <text:p text:style-name="P16">ALU result messages</text:p>
        </text:list-item>
      </text:list>
      <text:p text:style-name="Text_20_body">This replaces electrical buses in classical CPUs.</text:p>
      <text:p text:style-name="Horizontal_20_Line"/>
      <text:h text:style-name="Heading_20_2" text:outline-level="2"><text:soft-page-break/><text:span text:style-name="Strong_20_Emphasis">7. Instruction Set Architecture (ISA)</text:span></text:h>
      <text:p text:style-name="Text_20_body">The architecture defines an ISA compatible with distributed execution.</text:p>
      <text:p text:style-name="Text_20_body">Example instructions:</text:p>
      <text:p text:style-name="P1"><text:span text:style-name="Source_20_Text">ADD R1, R2 -&gt; R3</text:span></text:p>
      <text:p text:style-name="P3"><text:span text:style-name="Source_20_Text">LOAD M100 -&gt; R1</text:span></text:p>
      <text:p text:style-name="P3"><text:span text:style-name="Source_20_Text">STORE R2 -&gt; M240</text:span></text:p>
      <text:p text:style-name="P3"><text:span text:style-name="Source_20_Text">CMP R1, R2</text:span></text:p>
      <text:p text:style-name="P4"><text:span text:style-name="Source_20_Text">BRANCH_IF_LT L5</text:span></text:p>
      <text:p text:style-name="Text_20_body">All instructions are executed via inter-canister messages.</text:p>
      <text:p text:style-name="Horizontal_20_Line"/>
      <text:h text:style-name="Heading_20_2" text:outline-level="2"><text:span text:style-name="Strong_20_Emphasis">8. Clocking and Determinism</text:span></text:h>
      <text:p text:style-name="Text_20_body">“Clock cycles” are defined by deterministic rounds of message execution.<text:line-break/>ICP guarantees deterministic message order, ensuring reproducible CPU behavior.</text:p>
      <text:p text:style-name="Horizontal_20_Line"/>
      <text:h text:style-name="Heading_20_2" text:outline-level="2"><text:span text:style-name="Strong_20_Emphasis">9. Scaling</text:span></text:h>
      <text:p text:style-name="Text_20_body">Horizontal scaling is achieved by:</text:p>
      <text:list text:style-name="L13">
        <text:list-item>
          <text:p text:style-name="P17">adding additional ALU canisters</text:p>
        </text:list-item>
        <text:list-item>
          <text:p text:style-name="P17">replicating registers</text:p>
        </text:list-item>
        <text:list-item>
          <text:p text:style-name="P17">load-balancing memory</text:p>
        </text:list-item>
        <text:list-item>
          <text:p text:style-name="P17">sharding control logic</text:p>
        </text:list-item>
      </text:list>
      <text:p text:style-name="Text_20_body">The architecture supports millions of logical ALU units distributed globally.</text:p>
      <text:p text:style-name="Horizontal_20_Line"/>
      <text:h text:style-name="Heading_20_1" text:outline-level="1"><text:span text:style-name="Strong_20_Emphasis">EXAMPLE EMBODIMENT</text:span></text:h>
      <text:h text:style-name="Heading_20_3" text:outline-level="3"><text:span text:style-name="Strong_20_Emphasis">Example: ADD Operation</text:span></text:h>
      <text:list text:style-name="L14">
        <text:list-item>
          <text:p text:style-name="P18">CU decodes <text:span text:style-name="Source_20_Text">ADD R1, R2 → R3</text:span></text:p>
        </text:list-item>
        <text:list-item>
          <text:p text:style-name="P18">CU sends <text:span text:style-name="Source_20_Text">FETCH R1</text:span> to Register1</text:p>
        </text:list-item>
        <text:list-item>
          <text:p text:style-name="P18">CU sends <text:span text:style-name="Source_20_Text">FETCH R2</text:span> to Register2</text:p>
        </text:list-item>
        <text:list-item>
          <text:p text:style-name="P18">Values are forwarded to ALU</text:p>
        </text:list-item>
        <text:list-item>
          <text:p text:style-name="P18">ALU performs <text:span text:style-name="Source_20_Text">v3 = v1 + v2</text:span></text:p>
        </text:list-item>
        <text:list-item>
          <text:p text:style-name="P18">ALU sends <text:span text:style-name="Source_20_Text">STORE v3 → Register3</text:span></text:p>
        </text:list-item>
        <text:list-item>
          <text:p text:style-name="P18">CU advances program counter</text:p>
        </text:list-item>
      </text:list>
      <text:p text:style-name="Horizontal_20_Line"/>
      <text:h text:style-name="Heading_20_1" text:outline-level="1"><text:soft-page-break/><text:span text:style-name="Strong_20_Emphasis">CLAIMS (optional for provisional)</text:span></text:h>
      <text:p text:style-name="Text_20_body">Provisional patent <text:span text:style-name="Strong_20_Emphasis">nepotřebuje claims</text:span>, ale dodávám návrh:</text:p>
      <text:p text:style-name="Text_20_body"><text:span text:style-name="Strong_20_Emphasis">Claim 1.</text:span><text:line-break/>A computer processor architecture implemented using distributed blockchain execution units (“canisters”), wherein said canisters collectively implement CPU components including ALU, registers, memory, and control logic.</text:p>
      <text:p text:style-name="Text_20_body"><text:span text:style-name="Strong_20_Emphasis">Claim 2.</text:span><text:line-break/>A method for executing processor instructions by routing messages between isolated blockchain canisters that implement instruction decoding, arithmetic operations, register access, and memory operations.</text:p>
      <text:p text:style-name="Text_20_body"><text:span text:style-name="Strong_20_Emphasis">Claim 3.</text:span><text:line-break/>A distributed ALU composed of one or more blockchain canisters performing arithmetic operations and returning results via deterministic message passing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25T17:51:12.061000000</meta:creation-date>
    <dc:date>2025-11-25T17:53:33.934000000</dc:date>
    <meta:editing-duration>PT2M22S</meta:editing-duration>
    <meta:editing-cycles>1</meta:editing-cycles>
    <meta:generator>LibreOffice/7.6.4.1$Windows_X86_64 LibreOffice_project/e19e193f88cd6c0525a17fb7a176ed8e6a3e2aa1</meta:generator>
    <meta:document-statistic meta:table-count="0" meta:image-count="0" meta:object-count="0" meta:page-count="7" meta:paragraph-count="158" meta:word-count="1136" meta:character-count="8356" meta:non-whitespace-character-count="6991"/>
  </office:meta>
</office:document-meta>
</file>